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25in" fo:margin-right="0in" fo:line-height="100%"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style>
    <style:style style:name="P2" style:family="paragraph" style:parent-style-name="Standard" style:master-page-name="Standard">
      <style:paragraph-properties style:page-number="1"/>
    </style:style>
    <style:style style:name="P3" style:family="paragraph" style:parent-style-name="Heading_20_2">
      <style:paragraph-properties fo:margin-top="0in" fo:margin-bottom="0in" loext:contextual-spacing="false" fo:line-height="100%" fo:keep-together="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style>
    <style:style style:name="T1" style:family="text">
      <style:text-properties fo:font-size="18pt" style:font-size-asian="18pt" style:font-size-complex="18pt"/>
    </style:style>
    <style:style style:name="T2" style:family="text">
      <style:text-properties fo:color="#1155cc" style:text-underline-style="solid" style:text-underline-width="auto" style:text-underline-color="font-color"/>
    </style:style>
    <style:style style:name="T3" style:family="text">
      <style:text-properties fo:font-size="10pt" fo:font-style="italic" fo:font-weight="bold" style:font-size-asian="10pt" style:font-style-asian="italic" style:font-weight-asian="bold"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weight="bold" style:font-size-asian="10pt" style:font-weight-asian="bold"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EZSH Research Process</text:span></text:p>
      <text:p text:style-name="Standard"/>
      <text:p text:style-name="Standard">Ezsh (Easy Shell) is an introductory shell designed to introduce newcomers to Linux to the shell environment while retaining familiarity and ensuring that they can navigate the operating system with ease whilst learning the fundamentals of the default Linux shell through passive learning.</text:p>
      <text:p text:style-name="Standard">The research we aim to conduct in regards to ezsh is to check that we have met expectations in delivering a easy to use introductory shell that is intuitive by nature and that anyone of any skill level or background can pick up in a short period of time. In order to gauge this we will be focusing on the screen design, usability and user experience of the shell.</text:p>
      <text:p text:style-name="Standard"/>
      <text:p text:style-name="Standard">The department involved with the project is that of the School of Computing and will be conducted under the principle investigator Dr. Stephen Blott (<text:a xlink:type="simple" xlink:href="mailto:stephen.blott@dcu.ie" text:style-name="ListLabel_20_1" text:visited-style-name="ListLabel_20_1"><text:span text:style-name="T2">stephen.blott@dcu.ie</text:span></text:a>). Other investigators include Connor Mulready (<text:a xlink:type="simple" xlink:href="mailto:Connor.mulready2@mail.dcu.ie" text:style-name="ListLabel_20_1" text:visited-style-name="ListLabel_20_1"><text:span text:style-name="T2">Connor.mulready2@mail.dcu.ie</text:span></text:a>) and JamesMcDermott (<text:a xlink:type="simple" xlink:href="mailto:james.mcdermott7@mail.dcu.ie" text:style-name="ListLabel_20_1" text:visited-style-name="ListLabel_20_1"><text:span text:style-name="T2">james.mcdermott7@mail.dcu.ie</text:span></text:a>).</text:p>
      <text:p text:style-name="Standard"/>
      <text:p text:style-name="Standard">The research process will consist of completing a set of tasks both in Linux’s default shell and the ezsh, whilst this is being done investigators will observe and note the approach taken to complete tasks in both shells. There will be a post task group session where we will discuss as a group the pros and cons of both shells. Finally we would ask participants to fill out a survey anonymously in their own free time to give further feedback. This whole process from start to finish should take no longer than sixty-minutes total.</text:p>
      <text:p text:style-name="Standard"/>
      <text:p text:style-name="Standard">The benefits that may occur throughout the research process is that the participant will get a preview of ezsh and have a say in its final implementation also we hope that the participant may learn something new about Linux by the end of the process or be inspired to create something similar.</text:p>
      <text:p text:style-name="Standard"/>
      <text:p text:style-name="Standard">As we don’t plan to ask for any personal data there won’t be any need to destroy the data.</text:p>
      <text:p text:style-name="Standard"/>
      <text:p text:style-name="P1"><text:span text:style-name="T3">If participants have concerns about this study and wish to contact an independent person,</text:span></text:p>
      <text:p text:style-name="P1"><text:span text:style-name="T3">please contact:</text:span></text:p>
      <text:p text:style-name="P3"><text:bookmark text:name="_binkyhxa51w4"/><text:span text:style-name="T4">The Secretary, Dublin City University Research Ethics Committee, c/o Research and Innovation Support, Dublin City University, Dublin 9. <text:s/>Tel 01-7008000, e-mail </text:span><text:span text:style-name="T3">rec@dcu.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352" meta:character-count="2160" meta:non-whitespace-character-count="1817"/>
    <meta:generator>LibreOfficeDev/6.0.5.2$Linux_X86_64 LibreOffice_project/</meta:generator>
  </office:meta>
</office:document-meta>
</file>